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  <style:font-face style:name="Arial" svg:font-family="Arial"/>
    <style:font-face style:name="&quot;Aptos Narrow&quot;" svg:font-family="&quot;&quot;Aptos Narrow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ptos Narrow" style:font-name-asian="Aptos Narrow" style:font-name-complex="Aptos Narrow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&quot;Aptos Narrow&quot;" style:font-name-asian="&quot;Aptos Narrow&quot;" style:font-name-complex="&quot;Aptos Narrow&quot;" fo:font-size="8pt" style:font-size-asian="8pt" style:font-size-complex="8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064cm"/>
    </style:style>
    <style:style style:name="co3" style:family="table-column">
      <style:table-column-properties fo:break-before="auto" style:column-width="1.3335cm"/>
    </style:style>
    <style:style style:name="co4" style:family="table-column">
      <style:table-column-properties fo:break-before="auto" style:column-width="4.93183333333333cm"/>
    </style:style>
    <style:style style:name="co5" style:family="table-column">
      <style:table-column-properties fo:break-before="auto" style:column-width="3.53483333333333cm"/>
    </style:style>
    <style:style style:name="co6" style:family="table-column">
      <style:table-column-properties fo:break-before="auto" style:column-width="4.55083333333333cm"/>
    </style:style>
    <style:style style:name="co7" style:family="table-column">
      <style:table-column-properties fo:break-before="auto" style:column-width="3.15383333333333cm"/>
    </style:style>
    <style:style style:name="co8" style:family="table-column">
      <style:table-column-properties fo:break-before="auto" style:column-width="7.19666666666667cm"/>
    </style:style>
    <style:style style:name="co9" style:family="table-column">
      <style:table-column-properties fo:break-before="auto" style:column-width="3.7465cm"/>
    </style:style>
    <style:style style:name="co10" style:family="table-column">
      <style:table-column-properties fo:break-before="auto" style:column-width="4.02166666666667cm"/>
    </style:style>
    <style:style style:name="co11" style:family="table-column">
      <style:table-column-properties fo:break-before="auto" style:column-width="5.03766666666667cm"/>
    </style:style>
    <style:style style:name="co12" style:family="table-column">
      <style:table-column-properties fo:break-before="auto" style:column-width="4.445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number-columns-repeated="16364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3" table:style-name="ce1"/>
          <table:table-cell office:value-type="string" table:style-name="ce2">
            <text:p>Time to goal</text:p>
          </table:table-cell>
          <table:table-cell office:value-type="string" table:style-name="ce2">
            <text:p>Path length</text:p>
          </table:table-cell>
          <table:table-cell office:value-type="string" table:style-name="ce1">
            <text:p>cumulative heading changes</text:p>
          </table:table-cell>
          <table:table-cell office:value-type="string" table:style-name="ce1">
            <text:p>avg_robot_linear_speed</text:p>
          </table:table-cell>
          <table:table-cell office:value-type="string" table:style-name="ce2">
            <text:p>Social work</text:p>
          </table:table-cell>
          <table:table-cell office:value-type="string" table:style-name="ce2">
            <text:p>Social work per second</text:p>
          </table:table-cell>
          <table:table-cell office:value-type="string" table:style-name="ce2">
            <text:p>Average minimum distance</text:p>
          </table:table-cell>
          <table:table-cell office:value-type="string" table:style-name="ce1">
            <text:p>Intimate space intrusion</text:p>
          </table:table-cell>
          <table:table-cell office:value-type="string" table:style-name="ce1">
            <text:p>Personal space intrusion</text:p>
          </table:table-cell>
          <table:table-cell office:value-type="string" table:style-name="ce1">
            <text:p>Social space intrusion</text:p>
          </table:table-cell>
          <table:table-cell office:value-type="string" table:style-name="ce1">
            <text:p>Public space intrusion</text:p>
          </table:table-cell>
          <table:table-cell office:value-type="string" table:style-name="ce3">
            <text:p>Qualitative metrics</text:p>
          </table:table-cell>
          <table:table-cell office:value-type="string" table:style-name="ce3">
            <text:p>Unobtrusivenss</text:p>
          </table:table-cell>
          <table:table-cell office:value-type="string" table:style-name="ce3">
            <text:p>Friendliness</text:p>
          </table:table-cell>
          <table:table-cell office:value-type="string" table:style-name="ce3">
            <text:p>Smoothness</text:p>
          </table:table-cell>
          <table:table-cell office:value-type="string" table:style-name="ce3">
            <text:p>Avoidance foresight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2">
            <text:p>Passing</text:p>
          </table:table-cell>
          <table:table-cell office:value-type="string" table:style-name="ce2">
            <text:p>Bad</text:p>
          </table:table-cell>
          <table:table-cell office:value-type="string" table:style-name="ce2">
            <text:p>DWA_SOC_COST(3rd)</text:p>
          </table:table-cell>
          <table:table-cell office:value-type="float" office:value="16.3071398735046" table:style-name="ce4">
            <text:p>16,30713987</text:p>
          </table:table-cell>
          <table:table-cell office:value-type="float" office:value="4.1159625395917603" table:style-name="ce4">
            <text:p>4,11596254</text:p>
          </table:table-cell>
          <table:table-cell office:value-type="float" office:value="1.25834522663156" table:style-name="ce4">
            <text:p>1,258345227</text:p>
          </table:table-cell>
          <table:table-cell office:value-type="float" office:value="0.127926287509077" table:style-name="ce4">
            <text:p>0,127926288</text:p>
          </table:table-cell>
          <table:table-cell office:value-type="float" office:value="2404.7504772868301" table:style-name="ce1">
            <text:p>2404,750477</text:p>
          </table:table-cell>
          <table:table-cell office:value-type="float" office:value="142.38190883874799" table:style-name="ce1">
            <text:p>142,3819088</text:p>
          </table:table-cell>
          <table:table-cell office:value-type="float" office:value="1.4721359833108101" table:style-name="ce4">
            <text:p>1,472135983</text:p>
          </table:table-cell>
          <table:table-cell office:value-type="float" office:value="40.176114474408401" table:style-name="ce4">
            <text:p>40,17611447</text:p>
          </table:table-cell>
          <table:table-cell office:value-type="float" office:value="9.2460099064391894" table:style-name="ce4">
            <text:p>9,246009906</text:p>
          </table:table-cell>
          <table:table-cell office:value-type="float" office:value="49.2019812878371" table:style-name="ce4">
            <text:p>49,20198129</text:p>
          </table:table-cell>
          <table:table-cell office:value-type="float" office:value="1.37589433131535" table:style-name="ce4">
            <text:p>1,375894331</text:p>
          </table:table-cell>
          <table:table-cell table:style-name="ce1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64"/>
        </table:table-row>
        <table:table-row table:style-name="ro2">
          <table:table-cell/>
          <table:table-cell table:style-name="ce1"/>
          <table:table-cell office:value-type="string" table:style-name="ce2">
            <text:p>Mid</text:p>
          </table:table-cell>
          <table:table-cell office:value-type="string" table:style-name="ce2">
            <text:p>MPPI_SOC_COST(3rd)</text:p>
          </table:table-cell>
          <table:table-cell office:value-type="float" office:value="11.319100141525301" table:style-name="ce4">
            <text:p>11,31910014</text:p>
          </table:table-cell>
          <table:table-cell office:value-type="float" office:value="4.3915060094501603" table:style-name="ce4">
            <text:p>4,391506009</text:p>
          </table:table-cell>
          <table:table-cell office:value-type="float" office:value="5.5372222866666299" table:style-name="ce4">
            <text:p>5,537222287</text:p>
          </table:table-cell>
          <table:table-cell office:value-type="float" office:value="0.199147126446865" table:style-name="ce4">
            <text:p>0,199147126</text:p>
          </table:table-cell>
          <table:table-cell office:value-type="float" office:value="2325.5628611788302" table:style-name="ce1">
            <text:p>2325,562861</text:p>
          </table:table-cell>
          <table:table-cell office:value-type="float" office:value="202.42851543144599" table:style-name="ce1">
            <text:p>202,4285154</text:p>
          </table:table-cell>
          <table:table-cell office:value-type="float" office:value="1.83902313153895" table:style-name="ce4">
            <text:p>1,839023132</text:p>
          </table:table-cell>
          <table:table-cell office:value-type="float" office:value="23.461259956553199" table:style-name="ce4">
            <text:p>23,46125996</text:p>
          </table:table-cell>
          <table:table-cell office:value-type="float" office:value="16.2201303403331" table:style-name="ce4">
            <text:p>16,22013034</text:p>
          </table:table-cell>
          <table:table-cell office:value-type="float" office:value="55.756698044895003" table:style-name="ce4">
            <text:p>55,75669804</text:p>
          </table:table-cell>
          <table:table-cell office:value-type="float" office:value="4.5619116582186798" table:style-name="ce4">
            <text:p>4,561911658</text:p>
          </table:table-cell>
          <table:table-cell table:style-name="ce1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number-columns-repeated="16364"/>
        </table:table-row>
        <table:table-row table:style-name="ro2">
          <table:table-cell/>
          <table:table-cell table:style-name="ce1"/>
          <table:table-cell office:value-type="string" table:style-name="ce2">
            <text:p>Good</text:p>
          </table:table-cell>
          <table:table-cell office:value-type="string" table:style-name="ce2">
            <text:p>SOC_MPPI(4th)</text:p>
          </table:table-cell>
          <table:table-cell office:value-type="float" office:value="10.232607603073101" table:style-name="ce4">
            <text:p>10,2326076</text:p>
          </table:table-cell>
          <table:table-cell office:value-type="float" office:value="4.5559806806424099" table:style-name="ce4">
            <text:p>4,555980681</text:p>
          </table:table-cell>
          <table:table-cell office:value-type="float" office:value="4.04913596858019" table:style-name="ce4">
            <text:p>4,049135969</text:p>
          </table:table-cell>
          <table:table-cell office:value-type="float" office:value="0.199936766519656" table:style-name="ce4">
            <text:p>0,199936767</text:p>
          </table:table-cell>
          <table:table-cell office:value-type="float" office:value="1994.3274945543701" table:style-name="ce1">
            <text:p>1994,327495</text:p>
          </table:table-cell>
          <table:table-cell office:value-type="float" office:value="181.716718528277" table:style-name="ce1">
            <text:p>181,7167185</text:p>
          </table:table-cell>
          <table:table-cell office:value-type="float" office:value="2.3774141323420301" table:style-name="ce4">
            <text:p>2,377414132</text:p>
          </table:table-cell>
          <table:table-cell office:value-type="float" office:value="9.2896174863388001" table:style-name="ce4">
            <text:p>9,289617486</text:p>
          </table:table-cell>
          <table:table-cell office:value-type="float" office:value="12.3341139734582" table:style-name="ce4">
            <text:p>12,33411397</text:p>
          </table:table-cell>
          <table:table-cell office:value-type="float" office:value="72.833723653395793" table:style-name="ce4">
            <text:p>72,83372365</text:p>
          </table:table-cell>
          <table:table-cell office:value-type="float" office:value="5.54254488680718" table:style-name="ce4">
            <text:p>5,542544887</text:p>
          </table:table-cell>
          <table:table-cell table:style-name="ce1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2">
            <text:p>Overtaking</text:p>
          </table:table-cell>
          <table:table-cell office:value-type="string" table:style-name="ce2">
            <text:p>Good</text:p>
          </table:table-cell>
          <table:table-cell office:value-type="string" table:style-name="ce2">
            <text:p>MPPI_SOC_COST(2nd)</text:p>
          </table:table-cell>
          <table:table-cell office:value-type="float" office:value="12.682122707366901" table:style-name="ce4">
            <text:p>12,68212271</text:p>
          </table:table-cell>
          <table:table-cell office:value-type="float" office:value="5.5051911730269403" table:style-name="ce4">
            <text:p>5,505191173</text:p>
          </table:table-cell>
          <table:table-cell office:value-type="float" office:value="5.7737898927228501" table:style-name="ce4">
            <text:p>5,773789893</text:p>
          </table:table-cell>
          <table:table-cell office:value-type="float" office:value="0.20337596761830001" table:style-name="ce4">
            <text:p>0,203375968</text:p>
          </table:table-cell>
          <table:table-cell office:value-type="float" office:value="2435.0609364429702" table:style-name="ce1">
            <text:p>2435,060936</text:p>
          </table:table-cell>
          <table:table-cell office:value-type="float" office:value="182.028079171515" table:style-name="ce1">
            <text:p>182,0280792</text:p>
          </table:table-cell>
          <table:table-cell office:value-type="float" office:value="0.50865280370128596" table:style-name="ce4">
            <text:p>0,508652804</text:p>
          </table:table-cell>
          <table:table-cell office:value-type="float" office:value="35.153583617747401" table:style-name="ce4">
            <text:p>35,15358362</text:p>
          </table:table-cell>
          <table:table-cell office:value-type="float" office:value="64.846416382252599" table:style-name="ce4">
            <text:p>64,846416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64"/>
        </table:table-row>
        <table:table-row table:style-name="ro2">
          <table:table-cell/>
          <table:table-cell table:style-name="ce1"/>
          <table:table-cell office:value-type="string" table:style-name="ce2">
            <text:p>Mid</text:p>
          </table:table-cell>
          <table:table-cell office:value-type="string" table:style-name="ce2">
            <text:p>SOC_MPPI(3rd)</text:p>
          </table:table-cell>
          <table:table-cell office:value-type="float" office:value="15.370655298233" table:style-name="ce4">
            <text:p>15,3706553</text:p>
          </table:table-cell>
          <table:table-cell office:value-type="float" office:value="5.4981176130735303" table:style-name="ce4">
            <text:p>5,498117613</text:p>
          </table:table-cell>
          <table:table-cell office:value-type="float" office:value="7.8118549067503498" table:style-name="ce4">
            <text:p>7,811854907</text:p>
          </table:table-cell>
          <table:table-cell office:value-type="float" office:value="0.20839129715955201" table:style-name="ce4">
            <text:p>0,208391297</text:p>
          </table:table-cell>
          <table:table-cell office:value-type="float" office:value="2219.2987882881898" table:style-name="ce1">
            <text:p>2219,298788</text:p>
          </table:table-cell>
          <table:table-cell office:value-type="float" office:value="138.98204929705199" table:style-name="ce1">
            <text:p>138,9820493</text:p>
          </table:table-cell>
          <table:table-cell office:value-type="float" office:value="0.73073382235407502" table:style-name="ce4">
            <text:p>0,730733822</text:p>
          </table:table-cell>
          <table:table-cell office:value-type="float" office:value="23.1132075471698" table:style-name="ce4">
            <text:p>23,11320755</text:p>
          </table:table-cell>
          <table:table-cell office:value-type="float" office:value="59.139150943396203" table:style-name="ce4">
            <text:p>59,13915094</text:p>
          </table:table-cell>
          <table:table-cell office:value-type="float" office:value="17.747641509434001" table:style-name="ce4">
            <text:p>17,74764151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number-columns-repeated="16364"/>
        </table:table-row>
        <table:table-row table:style-name="ro2">
          <table:table-cell/>
          <table:table-cell table:style-name="ce1"/>
          <table:table-cell office:value-type="string" table:style-name="ce2">
            <text:p>Bad</text:p>
          </table:table-cell>
          <table:table-cell office:value-type="string" table:style-name="ce2">
            <text:p>SOC_DWA(1st)</text:p>
          </table:table-cell>
          <table:table-cell office:value-type="float" office:value="60.046357631683399" table:style-name="ce4">
            <text:p>60,04635763</text:p>
          </table:table-cell>
          <table:table-cell office:value-type="float" office:value="3.8619396407623201" table:style-name="ce4">
            <text:p>3,861939641</text:p>
          </table:table-cell>
          <table:table-cell office:value-type="float" office:value="7.53582239879126" table:style-name="ce4">
            <text:p>7,535822399</text:p>
          </table:table-cell>
          <table:table-cell office:value-type="float" office:value="4.1435520125987203E-2" table:style-name="ce4">
            <text:p>0,04143552</text:p>
          </table:table-cell>
          <table:table-cell office:value-type="float" office:value="11509.6090402883" table:style-name="ce1">
            <text:p>11509,60904</text:p>
          </table:table-cell>
          <table:table-cell office:value-type="float" office:value="191.67872114553199" table:style-name="ce1">
            <text:p>191,6787211</text:p>
          </table:table-cell>
          <table:table-cell office:value-type="float" office:value="0.99591024318796195" table:style-name="ce4">
            <text:p>0,995910243</text:p>
          </table:table-cell>
          <table:table-cell office:value-type="float" office:value="0" table:style-name="ce4">
            <text:p>0</text:p>
          </table:table-cell>
          <table:table-cell office:value-type="float" office:value="73.624060150375897" table:style-name="ce4">
            <text:p>73,62406015</text:p>
          </table:table-cell>
          <table:table-cell office:value-type="float" office:value="26.3759398496241" table:style-name="ce4">
            <text:p>26,37593985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2">
            <text:p>Crossing 1</text:p>
          </table:table-cell>
          <table:table-cell office:value-type="string" table:style-name="ce2">
            <text:p>Mid</text:p>
          </table:table-cell>
          <table:table-cell office:value-type="string" table:style-name="ce2">
            <text:p>SOC_DWA(2nd)</text:p>
          </table:table-cell>
          <table:table-cell office:value-type="float" office:value="11.796449899673499" table:style-name="ce4">
            <text:p>11,7964499</text:p>
          </table:table-cell>
          <table:table-cell office:value-type="float" office:value="4.0367833366329" table:style-name="ce4">
            <text:p>4,036783337</text:p>
          </table:table-cell>
          <table:table-cell office:value-type="float" office:value="2.2049681042747702" table:style-name="ce4">
            <text:p>2,204968104</text:p>
          </table:table-cell>
          <table:table-cell office:value-type="float" office:value="0.15811600615928201" table:style-name="ce4">
            <text:p>0,158116006</text:p>
          </table:table-cell>
          <table:table-cell office:value-type="float" office:value="3243.7828136968901" table:style-name="ce1">
            <text:p>3243,782814</text:p>
          </table:table-cell>
          <table:table-cell office:value-type="float" office:value="259.48820765440399" table:style-name="ce1">
            <text:p>259,4882077</text:p>
          </table:table-cell>
          <table:table-cell office:value-type="float" office:value="1.23341915194495" table:style-name="ce4">
            <text:p>1,233419152</text:p>
          </table:table-cell>
          <table:table-cell office:value-type="float" office:value="0" table:style-name="ce4">
            <text:p>0</text:p>
          </table:table-cell>
          <table:table-cell office:value-type="float" office:value="66.801783542764497" table:style-name="ce4">
            <text:p>66,80178354</text:p>
          </table:table-cell>
          <table:table-cell office:value-type="float" office:value="33.198216457235503" table:style-name="ce4">
            <text:p>33,19821646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2.5" table:style-name="ce6">
            <text:p>2,5</text:p>
          </table:table-cell>
          <table:table-cell office:value-type="float" office:value="4" table:style-name="ce6">
            <text:p>4</text:p>
          </table:table-cell>
          <table:table-cell table:number-columns-repeated="16364"/>
        </table:table-row>
        <table:table-row table:style-name="ro2">
          <table:table-cell/>
          <table:table-cell table:style-name="ce1"/>
          <table:table-cell office:value-type="string" table:style-name="ce2">
            <text:p>Bad</text:p>
          </table:table-cell>
          <table:table-cell office:value-type="string" table:style-name="ce2">
            <text:p>DWA(5th)</text:p>
          </table:table-cell>
          <table:table-cell office:value-type="float" office:value="13.1418564319611" table:style-name="ce4">
            <text:p>13,14185643</text:p>
          </table:table-cell>
          <table:table-cell office:value-type="float" office:value="4.22489083533896" table:style-name="ce4">
            <text:p>4,224890835</text:p>
          </table:table-cell>
          <table:table-cell office:value-type="float" office:value="2.39084600926045" table:style-name="ce4">
            <text:p>2,390846009</text:p>
          </table:table-cell>
          <table:table-cell office:value-type="float" office:value="0.10990823696013501" table:style-name="ce4">
            <text:p>0,109908237</text:p>
          </table:table-cell>
          <table:table-cell office:value-type="float" office:value="3822.9594805484699" table:style-name="ce1">
            <text:p>3822,959481</text:p>
          </table:table-cell>
          <table:table-cell office:value-type="float" office:value="276.33211436853702" table:style-name="ce1">
            <text:p>276,3321144</text:p>
          </table:table-cell>
          <table:table-cell office:value-type="float" office:value="0.66285713932649704" table:style-name="ce4">
            <text:p>0,662857139</text:p>
          </table:table-cell>
          <table:table-cell office:value-type="float" office:value="49.270304568527898" table:style-name="ce4">
            <text:p>49,27030457</text:p>
          </table:table-cell>
          <table:table-cell office:value-type="float" office:value="33.407360406091399" table:style-name="ce4">
            <text:p>33,40736041</text:p>
          </table:table-cell>
          <table:table-cell office:value-type="float" office:value="17.322335025380699" table:style-name="ce4">
            <text:p>17,32233503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2.5" table:style-name="ce3">
            <text:p>2,5</text:p>
          </table:table-cell>
          <table:table-cell office:value-type="float" office:value="2" table:style-name="ce3">
            <text:p>2</text:p>
          </table:table-cell>
          <table:table-cell office:value-type="float" office:value="3.5" table:style-name="ce3">
            <text:p>3,5</text:p>
          </table:table-cell>
          <table:table-cell office:value-type="float" office:value="2" table:style-name="ce3">
            <text:p>2</text:p>
          </table:table-cell>
          <table:table-cell table:number-columns-repeated="16364"/>
        </table:table-row>
        <table:table-row table:style-name="ro2">
          <table:table-cell/>
          <table:table-cell table:style-name="ce1"/>
          <table:table-cell office:value-type="string" table:style-name="ce2">
            <text:p>Good</text:p>
          </table:table-cell>
          <table:table-cell office:value-type="string" table:style-name="ce2">
            <text:p>SOC_MPPI(2nd)</text:p>
          </table:table-cell>
          <table:table-cell office:value-type="float" office:value="11.289310455322299" table:style-name="ce4">
            <text:p>11,28931046</text:p>
          </table:table-cell>
          <table:table-cell office:value-type="float" office:value="4.3871272282242701" table:style-name="ce4">
            <text:p>4,387127228</text:p>
          </table:table-cell>
          <table:table-cell office:value-type="float" office:value="3.3299569163513301" table:style-name="ce4">
            <text:p>3,329956916</text:p>
          </table:table-cell>
          <table:table-cell office:value-type="float" office:value="0.147660979237524" table:style-name="ce4">
            <text:p>0,147660979</text:p>
          </table:table-cell>
          <table:table-cell office:value-type="float" office:value="3767.68933901627" table:style-name="ce1">
            <text:p>3767,689339</text:p>
          </table:table-cell>
          <table:table-cell office:value-type="float" office:value="313.70503091412098" table:style-name="ce1">
            <text:p>313,7050309</text:p>
          </table:table-cell>
          <table:table-cell office:value-type="float" office:value="1.18380718821088" table:style-name="ce4">
            <text:p>1,183807188</text:p>
          </table:table-cell>
          <table:table-cell office:value-type="float" office:value="0" table:style-name="ce4">
            <text:p>0</text:p>
          </table:table-cell>
          <table:table-cell office:value-type="float" office:value="66.946308724832207" table:style-name="ce4">
            <text:p>66,94630872</text:p>
          </table:table-cell>
          <table:table-cell office:value-type="float" office:value="33.0536912751678" table:style-name="ce4">
            <text:p>33,05369128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2">
            <text:p>Crossing 2</text:p>
          </table:table-cell>
          <table:table-cell office:value-type="string" table:style-name="ce2">
            <text:p>Mid</text:p>
          </table:table-cell>
          <table:table-cell office:value-type="string" table:style-name="ce2">
            <text:p>DWA_SOC_COST(2nd)</text:p>
          </table:table-cell>
          <table:table-cell office:value-type="float" office:value="9.3255190849304199" table:style-name="ce4">
            <text:p>9,325519085</text:p>
          </table:table-cell>
          <table:table-cell office:value-type="float" office:value="3.79009178935069" table:style-name="ce4">
            <text:p>3,790091789</text:p>
          </table:table-cell>
          <table:table-cell office:value-type="float" office:value="2.6842086900245001" table:style-name="ce4">
            <text:p>2,68420869</text:p>
          </table:table-cell>
          <table:table-cell office:value-type="float" office:value="0.188217547424958" table:style-name="ce4">
            <text:p>0,188217547</text:p>
          </table:table-cell>
          <table:table-cell office:value-type="float" office:value="1675.9781413125299" table:style-name="ce1">
            <text:p>1675,978141</text:p>
          </table:table-cell>
          <table:table-cell office:value-type="float" office:value="166.998506541647" table:style-name="ce1">
            <text:p>166,9985065</text:p>
          </table:table-cell>
          <table:table-cell office:value-type="float" office:value="0.67387609915149205" table:style-name="ce4">
            <text:p>0,673876099</text:p>
          </table:table-cell>
          <table:table-cell office:value-type="float" office:value="29.077190946024398" table:style-name="ce4">
            <text:p>29,07719095</text:p>
          </table:table-cell>
          <table:table-cell office:value-type="float" office:value="57.515960533952402" table:style-name="ce4">
            <text:p>57,51596053</text:p>
          </table:table-cell>
          <table:table-cell office:value-type="float" office:value="13.4068485200232" table:style-name="ce4">
            <text:p>13,40684852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4" table:style-name="ce3">
            <text:p>4</text:p>
          </table:table-cell>
          <table:table-cell office:value-type="float" office:value="3.5" table:style-name="ce3">
            <text:p>3,5</text:p>
          </table:table-cell>
          <table:table-cell office:value-type="float" office:value="3.5" table:style-name="ce3">
            <text:p>3,5</text:p>
          </table:table-cell>
          <table:table-cell office:value-type="float" office:value="3.5" table:style-name="ce3">
            <text:p>3,5</text:p>
          </table:table-cell>
          <table:table-cell table:number-columns-repeated="16364"/>
        </table:table-row>
        <table:table-row table:style-name="ro2">
          <table:table-cell/>
          <table:table-cell table:style-name="ce1"/>
          <table:table-cell office:value-type="string" table:style-name="ce2">
            <text:p>Good</text:p>
          </table:table-cell>
          <table:table-cell office:value-type="string" table:style-name="ce2">
            <text:p>SOC_MPPI(1st)</text:p>
          </table:table-cell>
          <table:table-cell office:value-type="float" office:value="12.2602646350861" table:style-name="ce4">
            <text:p>12,26026464</text:p>
          </table:table-cell>
          <table:table-cell office:value-type="float" office:value="4.5808347692036397" table:style-name="ce4">
            <text:p>4,580834769</text:p>
          </table:table-cell>
          <table:table-cell office:value-type="float" office:value="5.8944124449800199" table:style-name="ce4">
            <text:p>5,894412445</text:p>
          </table:table-cell>
          <table:table-cell office:value-type="float" office:value="0.17927245045750201" table:style-name="ce4">
            <text:p>0,17927245</text:p>
          </table:table-cell>
          <table:table-cell office:value-type="float" office:value="3302.6121025597399" table:style-name="ce1">
            <text:p>3302,612103</text:p>
          </table:table-cell>
          <table:table-cell office:value-type="float" office:value="252.49567474364099" table:style-name="ce1">
            <text:p>252,4956747</text:p>
          </table:table-cell>
          <table:table-cell office:value-type="float" office:value="1.06055769858622" table:style-name="ce4">
            <text:p>1,060557699</text:p>
          </table:table-cell>
          <table:table-cell office:value-type="float" office:value="14.4434628975265" table:style-name="ce4">
            <text:p>14,4434629</text:p>
          </table:table-cell>
          <table:table-cell office:value-type="float" office:value="58.303886925795098" table:style-name="ce4">
            <text:p>58,30388693</text:p>
          </table:table-cell>
          <table:table-cell office:value-type="float" office:value="27.252650176678401" table:style-name="ce4">
            <text:p>27,25265018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.5" table:style-name="ce3">
            <text:p>3,5</text:p>
          </table:table-cell>
          <table:table-cell office:value-type="float" office:value="4" table:style-name="ce3">
            <text:p>4</text:p>
          </table:table-cell>
          <table:table-cell table:number-columns-repeated="16364"/>
        </table:table-row>
        <table:table-row table:style-name="ro2">
          <table:table-cell/>
          <table:table-cell table:style-name="ce1"/>
          <table:table-cell office:value-type="string" table:style-name="ce2">
            <text:p>Bad</text:p>
          </table:table-cell>
          <table:table-cell office:value-type="string" table:style-name="ce2">
            <text:p>MPPI_SOC_COST(2nd)</text:p>
          </table:table-cell>
          <table:table-cell office:value-type="float" office:value="15.507708549499499" table:style-name="ce4">
            <text:p>15,50770855</text:p>
          </table:table-cell>
          <table:table-cell office:value-type="float" office:value="4.7114910593649197" table:style-name="ce4">
            <text:p>4,711491059</text:p>
          </table:table-cell>
          <table:table-cell office:value-type="float" office:value="4.7539845143580699" table:style-name="ce4">
            <text:p>4,753984514</text:p>
          </table:table-cell>
          <table:table-cell office:value-type="float" office:value="8.1650274807452405E-2" table:style-name="ce4">
            <text:p>0,081650275</text:p>
          </table:table-cell>
          <table:table-cell office:value-type="float" office:value="7118.6524846789298" table:style-name="ce1">
            <text:p>7118,652485</text:p>
          </table:table-cell>
          <table:table-cell office:value-type="float" office:value="436.28323308985603" table:style-name="ce1">
            <text:p>436,2832331</text:p>
          </table:table-cell>
          <table:table-cell office:value-type="float" office:value="0.70460279698732498" table:style-name="ce4">
            <text:p>0,704602797</text:p>
          </table:table-cell>
          <table:table-cell office:value-type="float" office:value="42.1254801536492" table:style-name="ce4">
            <text:p>42,12548015</text:p>
          </table:table-cell>
          <table:table-cell office:value-type="float" office:value="41.6133162612036" table:style-name="ce4">
            <text:p>41,61331626</text:p>
          </table:table-cell>
          <table:table-cell office:value-type="float" office:value="16.2612035851472" table:style-name="ce4">
            <text:p>16,26120359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2.5" table:style-name="ce3">
            <text:p>2,5</text:p>
          </table:table-cell>
          <table:table-cell office:value-type="float" office:value="2.5" table:style-name="ce3">
            <text:p>2,5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2">
            <text:p>Advanced 1</text:p>
          </table:table-cell>
          <table:table-cell office:value-type="string" table:style-name="ce2">
            <text:p>Bad</text:p>
          </table:table-cell>
          <table:table-cell office:value-type="string" table:style-name="ce2">
            <text:p>SOC_DWA(1st)</text:p>
          </table:table-cell>
          <table:table-cell office:value-type="float" office:value="62.550660133361802" table:style-name="ce4">
            <text:p>62,55066013</text:p>
          </table:table-cell>
          <table:table-cell office:value-type="float" office:value="3.9565557466853001" table:style-name="ce4">
            <text:p>3,956555747</text:p>
          </table:table-cell>
          <table:table-cell office:value-type="float" office:value="11.1327623332143" table:style-name="ce4">
            <text:p>11,13276233</text:p>
          </table:table-cell>
          <table:table-cell office:value-type="float" office:value="3.4882535809399901E-2" table:style-name="ce4">
            <text:p>0,034882536</text:p>
          </table:table-cell>
          <table:table-cell office:value-type="float" office:value="115039.198270272" table:style-name="ce1">
            <text:p>115039,1983</text:p>
          </table:table-cell>
          <table:table-cell office:value-type="float" office:value="1839.13643796887" table:style-name="ce1">
            <text:p>1839,136438</text:p>
          </table:table-cell>
          <table:table-cell office:value-type="float" office:value="0.62649720718423496" table:style-name="ce4">
            <text:p>0,626497207</text:p>
          </table:table-cell>
          <table:table-cell office:value-type="float" office:value="42.552037426266203" table:style-name="ce4">
            <text:p>42,55203743</text:p>
          </table:table-cell>
          <table:table-cell office:value-type="float" office:value="44.708115804461301" table:style-name="ce4">
            <text:p>44,7081158</text:p>
          </table:table-cell>
          <table:table-cell office:value-type="float" office:value="12.7398467692725" table:style-name="ce4">
            <text:p>12,73984677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64"/>
        </table:table-row>
        <table:table-row table:style-name="ro2">
          <table:table-cell/>
          <table:table-cell table:style-name="ce1"/>
          <table:table-cell office:value-type="string" table:style-name="ce2">
            <text:p>Mid</text:p>
          </table:table-cell>
          <table:table-cell office:value-type="string" table:style-name="ce2">
            <text:p>DWA_SOC_COST(1st)</text:p>
          </table:table-cell>
          <table:table-cell office:value-type="float" office:value="17.5491075515747" table:style-name="ce4">
            <text:p>17,54910755</text:p>
          </table:table-cell>
          <table:table-cell office:value-type="float" office:value="5.9291397947217401" table:style-name="ce4">
            <text:p>5,929139795</text:p>
          </table:table-cell>
          <table:table-cell office:value-type="float" office:value="7.7319315512027904" table:style-name="ce4">
            <text:p>7,731931551</text:p>
          </table:table-cell>
          <table:table-cell office:value-type="float" office:value="0.16988435655842199" table:style-name="ce4">
            <text:p>0,169884357</text:p>
          </table:table-cell>
          <table:table-cell office:value-type="float" office:value="82405.997976016894" table:style-name="ce1">
            <text:p>82405,99798</text:p>
          </table:table-cell>
          <table:table-cell office:value-type="float" office:value="4237.5136705401501" table:style-name="ce1">
            <text:p>4237,513671</text:p>
          </table:table-cell>
          <table:table-cell office:value-type="float" office:value="0.66889209190369103" table:style-name="ce4">
            <text:p>0,668892092</text:p>
          </table:table-cell>
          <table:table-cell office:value-type="float" office:value="33.764097744360903" table:style-name="ce4">
            <text:p>33,76409774</text:p>
          </table:table-cell>
          <table:table-cell office:value-type="float" office:value="48.073308270676698" table:style-name="ce4">
            <text:p>48,07330827</text:p>
          </table:table-cell>
          <table:table-cell office:value-type="float" office:value="18.162593984962399" table:style-name="ce4">
            <text:p>18,16259398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64"/>
        </table:table-row>
        <table:table-row table:style-name="ro2">
          <table:table-cell/>
          <table:table-cell table:style-name="ce1"/>
          <table:table-cell office:value-type="string" table:style-name="ce2">
            <text:p>Good</text:p>
          </table:table-cell>
          <table:table-cell office:value-type="string" table:style-name="ce2">
            <text:p>SOC_MPPI(5th)</text:p>
          </table:table-cell>
          <table:table-cell office:value-type="float" office:value="15.500292301178" table:style-name="ce4">
            <text:p>15,5002923</text:p>
          </table:table-cell>
          <table:table-cell office:value-type="float" office:value="6.1659910297009803" table:style-name="ce4">
            <text:p>6,16599103</text:p>
          </table:table-cell>
          <table:table-cell office:value-type="float" office:value="9.4781235148912497" table:style-name="ce4">
            <text:p>9,478123515</text:p>
          </table:table-cell>
          <table:table-cell office:value-type="float" office:value="0.18497855163933999" table:style-name="ce4">
            <text:p>0,184978552</text:p>
          </table:table-cell>
          <table:table-cell office:value-type="float" office:value="31114.322499168102" table:style-name="ce1">
            <text:p>31114,3225</text:p>
          </table:table-cell>
          <table:table-cell office:value-type="float" office:value="1919.11966052301" table:style-name="ce1">
            <text:p>1919,119661</text:p>
          </table:table-cell>
          <table:table-cell office:value-type="float" office:value="0.66896646010110306" table:style-name="ce4">
            <text:p>0,66896646</text:p>
          </table:table-cell>
          <table:table-cell office:value-type="float" office:value="37.130977130977101" table:style-name="ce4">
            <text:p>37,13097713</text:p>
          </table:table-cell>
          <table:table-cell office:value-type="float" office:value="53.139293139293102" table:style-name="ce4">
            <text:p>53,13929314</text:p>
          </table:table-cell>
          <table:table-cell office:value-type="float" office:value="9.7297297297297298" table:style-name="ce4">
            <text:p>9,72972973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.5" table:style-name="ce3">
            <text:p>3,5</text:p>
          </table:table-cell>
          <table:table-cell office:value-type="float" office:value="5" table:style-name="ce3">
            <text:p>5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2">
            <text:p>Advanced 2</text:p>
          </table:table-cell>
          <table:table-cell office:value-type="string" table:style-name="ce2">
            <text:p>Good</text:p>
          </table:table-cell>
          <table:table-cell office:value-type="string" table:style-name="ce2">
            <text:p>SOC_MPPI(5th)</text:p>
          </table:table-cell>
          <table:table-cell office:value-type="float" office:value="23.174198150634801" table:style-name="ce4">
            <text:p>23,17419815</text:p>
          </table:table-cell>
          <table:table-cell office:value-type="float" office:value="4.5786955626720101" table:style-name="ce4">
            <text:p>4,578695563</text:p>
          </table:table-cell>
          <table:table-cell office:value-type="float" office:value="8.7488164191921101" table:style-name="ce4">
            <text:p>8,748816419</text:p>
          </table:table-cell>
          <table:table-cell office:value-type="float" office:value="0.120535455206151" table:style-name="ce4">
            <text:p>0,120535455</text:p>
          </table:table-cell>
          <table:table-cell office:value-type="float" office:value="13385.7801991997" table:style-name="ce4">
            <text:p>13385,7802</text:p>
          </table:table-cell>
          <table:table-cell office:value-type="float" office:value="554.33640460737297" table:style-name="ce4">
            <text:p>554,3364046</text:p>
          </table:table-cell>
          <table:table-cell office:value-type="float" office:value="0.55912507657687105" table:style-name="ce4">
            <text:p>0,559125077</text:p>
          </table:table-cell>
          <table:table-cell office:value-type="float" office:value="49.006998297711398" table:style-name="ce4">
            <text:p>49,0069983</text:p>
          </table:table-cell>
          <table:table-cell office:value-type="float" office:value="41.724985814261402" table:style-name="ce4">
            <text:p>41,72498581</text:p>
          </table:table-cell>
          <table:table-cell office:value-type="float" office:value="9.2680158880272394" table:style-name="ce4">
            <text:p>9,268015888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.66" table:style-name="ce3">
            <text:p>3,66</text:p>
          </table:table-cell>
          <table:table-cell office:value-type="float" office:value="3.66" table:style-name="ce3">
            <text:p>3,66</text:p>
          </table:table-cell>
          <table:table-cell table:number-columns-repeated="16364"/>
        </table:table-row>
        <table:table-row table:style-name="ro2">
          <table:table-cell/>
          <table:table-cell table:style-name="ce1"/>
          <table:table-cell office:value-type="string" table:style-name="ce2">
            <text:p>Mid</text:p>
          </table:table-cell>
          <table:table-cell office:value-type="string" table:style-name="ce2">
            <text:p>DWA_SOC_COST(2nd)</text:p>
          </table:table-cell>
          <table:table-cell office:value-type="float" office:value="15.8087751865387" table:style-name="ce4">
            <text:p>15,80877519</text:p>
          </table:table-cell>
          <table:table-cell office:value-type="float" office:value="4.6632469728289898" table:style-name="ce4">
            <text:p>4,663246973</text:p>
          </table:table-cell>
          <table:table-cell office:value-type="float" office:value="4.5758079506121199" table:style-name="ce4">
            <text:p>4,575807951</text:p>
          </table:table-cell>
          <table:table-cell office:value-type="float" office:value="0.16154229499268599" table:style-name="ce4">
            <text:p>0,161542295</text:p>
          </table:table-cell>
          <table:table-cell office:value-type="float" office:value="2894.1793205191002" table:style-name="ce4">
            <text:p>2894,179321</text:p>
          </table:table-cell>
          <table:table-cell office:value-type="float" office:value="174.95228654211701" table:style-name="ce4">
            <text:p>174,9522865</text:p>
          </table:table-cell>
          <table:table-cell office:value-type="float" office:value="0.169989661635882" table:style-name="ce4">
            <text:p>0,169989662</text:p>
          </table:table-cell>
          <table:table-cell office:value-type="float" office:value="82.289719626168207" table:style-name="ce4">
            <text:p>82,28971963</text:p>
          </table:table-cell>
          <table:table-cell office:value-type="float" office:value="17.7102803738318" table:style-name="ce4">
            <text:p>17,7102803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2.2999999999999998" table:style-name="ce3">
            <text:p>2,3</text:p>
          </table:table-cell>
          <table:table-cell office:value-type="float" office:value="2.2999999999999998" table:style-name="ce3">
            <text:p>2,3</text:p>
          </table:table-cell>
          <table:table-cell office:value-type="float" office:value="2.6" table:style-name="ce3">
            <text:p>2,6</text:p>
          </table:table-cell>
          <table:table-cell office:value-type="float" office:value="3" table:style-name="ce3">
            <text:p>3</text:p>
          </table:table-cell>
          <table:table-cell table:number-columns-repeated="16364"/>
        </table:table-row>
        <table:table-row table:style-name="ro2">
          <table:table-cell/>
          <table:table-cell table:style-name="ce1"/>
          <table:table-cell office:value-type="string" table:style-name="ce2">
            <text:p>Bad</text:p>
          </table:table-cell>
          <table:table-cell office:value-type="string" table:style-name="ce2">
            <text:p>MPPI(1st)</text:p>
          </table:table-cell>
          <table:table-cell office:value-type="float" office:value="19.481801509857199" table:style-name="ce4">
            <text:p>19,48180151</text:p>
          </table:table-cell>
          <table:table-cell office:value-type="float" office:value="6.9306506388325397" table:style-name="ce4">
            <text:p>6,930650639</text:p>
          </table:table-cell>
          <table:table-cell office:value-type="float" office:value="22.5569483118127" table:style-name="ce4">
            <text:p>22,55694831</text:p>
          </table:table-cell>
          <table:table-cell office:value-type="float" office:value="0.18393159508224799" table:style-name="ce4">
            <text:p>0,183931595</text:p>
          </table:table-cell>
          <table:table-cell office:value-type="float" office:value="13811.5686422825" table:style-name="ce4">
            <text:p>13811,56864</text:p>
          </table:table-cell>
          <table:table-cell office:value-type="float" office:value="683.59958828908395" table:style-name="ce4">
            <text:p>683,5995883</text:p>
          </table:table-cell>
          <table:table-cell office:value-type="float" office:value="0.48925537804964297" table:style-name="ce4">
            <text:p>0,489255378</text:p>
          </table:table-cell>
          <table:table-cell office:value-type="float" office:value="44.965348552792499" table:style-name="ce4">
            <text:p>44,96534855</text:p>
          </table:table-cell>
          <table:table-cell office:value-type="float" office:value="44.313086017121897" table:style-name="ce4">
            <text:p>44,31308602</text:p>
          </table:table-cell>
          <table:table-cell office:value-type="float" office:value="10.721565430085599" table:style-name="ce4">
            <text:p>10,72156543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3.3" table:style-name="ce3">
            <text:p>3,3</text:p>
          </table:table-cell>
          <table:table-cell office:value-type="float" office:value="2.6" table:style-name="ce3">
            <text:p>2,6</text:p>
          </table:table-cell>
          <table:table-cell office:value-type="float" office:value="3.3" table:style-name="ce3">
            <text:p>3,3</text:p>
          </table:table-cell>
          <table:table-cell office:value-type="float" office:value="2.2999999999999998" table:style-name="ce3">
            <text:p>2,3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2">
            <text:p>Advanced 3</text:p>
          </table:table-cell>
          <table:table-cell office:value-type="string" table:style-name="ce2">
            <text:p>Mid</text:p>
          </table:table-cell>
          <table:table-cell office:value-type="string" table:style-name="ce2">
            <text:p>DWA_SOC_COST(5th)</text:p>
          </table:table-cell>
          <table:table-cell office:value-type="float" office:value="14.076211690902699" table:style-name="ce4">
            <text:p>14,07621169</text:p>
          </table:table-cell>
          <table:table-cell office:value-type="float" office:value="5.0147661875202303" table:style-name="ce4">
            <text:p>5,014766188</text:p>
          </table:table-cell>
          <table:table-cell office:value-type="float" office:value="3.4790363674499099" table:style-name="ce4">
            <text:p>3,479036367</text:p>
          </table:table-cell>
          <table:table-cell office:value-type="float" office:value="0.17946504431085999" table:style-name="ce4">
            <text:p>0,179465044</text:p>
          </table:table-cell>
          <table:table-cell office:value-type="float" office:value="5470.3230053133202" table:style-name="ce1">
            <text:p>5470,323005</text:p>
          </table:table-cell>
          <table:table-cell office:value-type="float" office:value="340.122249688252" table:style-name="ce1">
            <text:p>340,1222497</text:p>
          </table:table-cell>
          <table:table-cell office:value-type="float" office:value="1.7782960905773999" table:style-name="ce4">
            <text:p>1,778296091</text:p>
          </table:table-cell>
          <table:table-cell office:value-type="float" office:value="24.184191443074699" table:style-name="ce4">
            <text:p>24,18419144</text:p>
          </table:table-cell>
          <table:table-cell office:value-type="float" office:value="11.856417693981101" table:style-name="ce4">
            <text:p>11,85641769</text:p>
          </table:table-cell>
          <table:table-cell office:value-type="float" office:value="53.734590282813599" table:style-name="ce4">
            <text:p>53,73459028</text:p>
          </table:table-cell>
          <table:table-cell office:value-type="float" office:value="10.2248005801305" table:style-name="ce4">
            <text:p>10,22480058</text:p>
          </table:table-cell>
          <table:table-cell table:style-name="ce1"/>
          <table:table-cell office:value-type="float" office:value="4.3" table:style-name="ce3">
            <text:p>4,3</text:p>
          </table:table-cell>
          <table:table-cell office:value-type="float" office:value="4.3" table:style-name="ce3">
            <text:p>4,3</text:p>
          </table:table-cell>
          <table:table-cell office:value-type="float" office:value="2.2999999999999998" table:style-name="ce3">
            <text:p>2,3</text:p>
          </table:table-cell>
          <table:table-cell office:value-type="float" office:value="4" table:style-name="ce3">
            <text:p>4</text:p>
          </table:table-cell>
          <table:table-cell table:number-columns-repeated="16364"/>
        </table:table-row>
        <table:table-row table:style-name="ro2">
          <table:table-cell/>
          <table:table-cell table:style-name="ce1"/>
          <table:table-cell office:value-type="string" table:style-name="ce2">
            <text:p>Bad</text:p>
          </table:table-cell>
          <table:table-cell office:value-type="string" table:style-name="ce2">
            <text:p>SOC_MPPI(1st)</text:p>
          </table:table-cell>
          <table:table-cell office:value-type="float" office:value="19.054796218872099" table:style-name="ce4">
            <text:p>19,05479622</text:p>
          </table:table-cell>
          <table:table-cell office:value-type="float" office:value="4.5092885811634602" table:style-name="ce4">
            <text:p>4,509288581</text:p>
          </table:table-cell>
          <table:table-cell office:value-type="float" office:value="4.8476756665980503" table:style-name="ce4">
            <text:p>4,847675667</text:p>
          </table:table-cell>
          <table:table-cell office:value-type="float" office:value="0.17822662815853699" table:style-name="ce4">
            <text:p>0,178226628</text:p>
          </table:table-cell>
          <table:table-cell office:value-type="float" office:value="2760.7267800172299" table:style-name="ce4">
            <text:p>2760,72678</text:p>
          </table:table-cell>
          <table:table-cell office:value-type="float" office:value="139.42575019695499" table:style-name="ce4">
            <text:p>139,4257502</text:p>
          </table:table-cell>
          <table:table-cell office:value-type="float" office:value="1.1471912552005199" table:style-name="ce4">
            <text:p>1,147191255</text:p>
          </table:table-cell>
          <table:table-cell office:value-type="float" office:value="34.502617801047101" table:style-name="ce4">
            <text:p>34,5026178</text:p>
          </table:table-cell>
          <table:table-cell office:value-type="float" office:value="22.565445026178001" table:style-name="ce4">
            <text:p>22,56544503</text:p>
          </table:table-cell>
          <table:table-cell office:value-type="float" office:value="42.931937172774902" table:style-name="ce4">
            <text:p>42,93193717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2.6" table:style-name="ce3">
            <text:p>2,6</text:p>
          </table:table-cell>
          <table:table-cell office:value-type="float" office:value="2" table:style-name="ce3">
            <text:p>2</text:p>
          </table:table-cell>
          <table:table-cell office:value-type="float" office:value="3.3" table:style-name="ce3">
            <text:p>3,3</text:p>
          </table:table-cell>
          <table:table-cell office:value-type="float" office:value="3.3" table:style-name="ce3">
            <text:p>3,3</text:p>
          </table:table-cell>
          <table:table-cell table:number-columns-repeated="16364"/>
        </table:table-row>
        <table:table-row table:style-name="ro2">
          <table:table-cell/>
          <table:table-cell table:style-name="ce1"/>
          <table:table-cell office:value-type="string" table:style-name="ce2">
            <text:p>Good</text:p>
          </table:table-cell>
          <table:table-cell office:value-type="string" table:style-name="ce2">
            <text:p>MPPI_SOC_COST(1st)</text:p>
          </table:table-cell>
          <table:table-cell office:value-type="float" office:value="12.244727849960301" table:style-name="ce4">
            <text:p>12,24472785</text:p>
          </table:table-cell>
          <table:table-cell office:value-type="float" office:value="5.0990110254183296" table:style-name="ce4">
            <text:p>5,099011025</text:p>
          </table:table-cell>
          <table:table-cell office:value-type="float" office:value="4.1096692991533201" table:style-name="ce4">
            <text:p>4,109669299</text:p>
          </table:table-cell>
          <table:table-cell office:value-type="float" office:value="0.19410409443846999" table:style-name="ce4">
            <text:p>0,194104094</text:p>
          </table:table-cell>
          <table:table-cell office:value-type="float" office:value="5630.8369015604303" table:style-name="ce1">
            <text:p>5630,836902</text:p>
          </table:table-cell>
          <table:table-cell office:value-type="float" office:value="432.29791172846598" table:style-name="ce1">
            <text:p>432,2979117</text:p>
          </table:table-cell>
          <table:table-cell office:value-type="float" office:value="1.66919790334249" table:style-name="ce4">
            <text:p>1,669197903</text:p>
          </table:table-cell>
          <table:table-cell office:value-type="float" office:value="21.1097204839383" table:style-name="ce4">
            <text:p>21,10972048</text:p>
          </table:table-cell>
          <table:table-cell office:value-type="float" office:value="22.861910721735502" table:style-name="ce4">
            <text:p>22,86191072</text:p>
          </table:table-cell>
          <table:table-cell office:value-type="float" office:value="56.028368794326198" table:style-name="ce4">
            <text:p>56,02836879</text:p>
          </table:table-cell>
          <table:table-cell office:value-type="float" office:value="0" table:style-name="ce4">
            <text:p>0</text:p>
          </table:table-cell>
          <table:table-cell table:style-name="ce1"/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2">
            <text:p>Advanced 4</text:p>
          </table:table-cell>
          <table:table-cell office:value-type="string" table:style-name="ce2">
            <text:p>Mid</text:p>
          </table:table-cell>
          <table:table-cell office:value-type="string" table:style-name="ce2">
            <text:p>DWA_SOC_COST(5th)</text:p>
          </table:table-cell>
          <table:table-cell office:value-type="float" office:value="23.2398056983948" table:style-name="ce4">
            <text:p>23,2398057</text:p>
          </table:table-cell>
          <table:table-cell office:value-type="float" office:value="5.1643490682746203" table:style-name="ce4">
            <text:p>5,164349068</text:p>
          </table:table-cell>
          <table:table-cell office:value-type="float" office:value="4.3175773621902502" table:style-name="ce4">
            <text:p>4,317577362</text:p>
          </table:table-cell>
          <table:table-cell office:value-type="float" office:value="0.146140345093969" table:style-name="ce4">
            <text:p>0,146140345</text:p>
          </table:table-cell>
          <table:table-cell office:value-type="float" office:value="3157.6450943342602" table:style-name="ce1">
            <text:p>3157,645094</text:p>
          </table:table-cell>
          <table:table-cell office:value-type="float" office:value="130.83603724874999" table:style-name="ce1">
            <text:p>130,8360372</text:p>
          </table:table-cell>
          <table:table-cell office:value-type="float" office:value="0.95633810022494303" table:style-name="ce4">
            <text:p>0,9563381</text:p>
          </table:table-cell>
          <table:table-cell office:value-type="float" office:value="56.752873563218401" table:style-name="ce4">
            <text:p>56,75287356</text:p>
          </table:table-cell>
          <table:table-cell office:value-type="float" office:value="15.086206896551699" table:style-name="ce4">
            <text:p>15,0862069</text:p>
          </table:table-cell>
          <table:table-cell office:value-type="float" office:value="18.893678160919499" table:style-name="ce4">
            <text:p>18,89367816</text:p>
          </table:table-cell>
          <table:table-cell office:value-type="float" office:value="9.2672413793103505" table:style-name="ce4">
            <text:p>9,267241379</text:p>
          </table:table-cell>
          <table:table-cell table:number-columns-repeated="2" table:style-name="ce1"/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number-columns-repeated="16364"/>
        </table:table-row>
        <table:table-row table:style-name="ro2">
          <table:table-cell/>
          <table:table-cell table:style-name="ce1"/>
          <table:table-cell office:value-type="string" table:style-name="ce2">
            <text:p>Good</text:p>
          </table:table-cell>
          <table:table-cell office:value-type="string" table:style-name="ce2">
            <text:p>SOC_MPPI(5th)</text:p>
          </table:table-cell>
          <table:table-cell office:value-type="float" office:value="22.5736196041107" table:style-name="ce4">
            <text:p>22,5736196</text:p>
          </table:table-cell>
          <table:table-cell office:value-type="float" office:value="6.9501168504650401" table:style-name="ce4">
            <text:p>6,95011685</text:p>
          </table:table-cell>
          <table:table-cell office:value-type="float" office:value="21.602796660565399" table:style-name="ce4">
            <text:p>21,60279666</text:p>
          </table:table-cell>
          <table:table-cell office:value-type="float" office:value="0.141823591786501" table:style-name="ce4">
            <text:p>0,141823592</text:p>
          </table:table-cell>
          <table:table-cell office:value-type="float" office:value="3859.3674933438001" table:style-name="ce1">
            <text:p>3859,367493</text:p>
          </table:table-cell>
          <table:table-cell office:value-type="float" office:value="126.957598250102" table:style-name="ce1">
            <text:p>126,9575983</text:p>
          </table:table-cell>
          <table:table-cell office:value-type="float" office:value="1.0209030276793301" table:style-name="ce4">
            <text:p>1,020903028</text:p>
          </table:table-cell>
          <table:table-cell office:value-type="float" office:value="40.378006872852197" table:style-name="ce4">
            <text:p>40,37800687</text:p>
          </table:table-cell>
          <table:table-cell office:value-type="float" office:value="37.600229095074504" table:style-name="ce4">
            <text:p>37,6002291</text:p>
          </table:table-cell>
          <table:table-cell office:value-type="float" office:value="13.802978235967901" table:style-name="ce4">
            <text:p>13,80297824</text:p>
          </table:table-cell>
          <table:table-cell office:value-type="float" office:value="8.2187857961053794" table:style-name="ce4">
            <text:p>8,218785796</text:p>
          </table:table-cell>
          <table:table-cell table:number-columns-repeated="2" table:style-name="ce1"/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table:number-columns-repeated="16364"/>
        </table:table-row>
        <table:table-row table:style-name="ro2">
          <table:table-cell/>
          <table:table-cell table:style-name="ce1"/>
          <table:table-cell office:value-type="string" table:style-name="ce2">
            <text:p>Bad</text:p>
          </table:table-cell>
          <table:table-cell office:value-type="string" table:style-name="ce2">
            <text:p>SOC_DWA(5th)</text:p>
          </table:table-cell>
          <table:table-cell office:value-type="float" office:value="51.361234188079798" table:style-name="ce4">
            <text:p>51,36123419</text:p>
          </table:table-cell>
          <table:table-cell office:value-type="float" office:value="12.043132652069801" table:style-name="ce4">
            <text:p>12,04313265</text:p>
          </table:table-cell>
          <table:table-cell office:value-type="float" office:value="36.191311811958997" table:style-name="ce4">
            <text:p>36,19131181</text:p>
          </table:table-cell>
          <table:table-cell office:value-type="float" office:value="0.121763371859454" table:style-name="ce4">
            <text:p>0,121763372</text:p>
          </table:table-cell>
          <table:table-cell office:value-type="float" office:value="5015.9880127080996" table:style-name="ce1">
            <text:p>5015,988013</text:p>
          </table:table-cell>
          <table:table-cell office:value-type="float" office:value="94.289887355831098" table:style-name="ce1">
            <text:p>94,28988736</text:p>
          </table:table-cell>
          <table:table-cell office:value-type="float" office:value="0.77097780810355399" table:style-name="ce4">
            <text:p>0,770977808</text:p>
          </table:table-cell>
          <table:table-cell office:value-type="float" office:value="49.488752556237202" table:style-name="ce4">
            <text:p>49,48875256</text:p>
          </table:table-cell>
          <table:table-cell office:value-type="float" office:value="38.464398587098003" table:style-name="ce4">
            <text:p>38,46439859</text:p>
          </table:table-cell>
          <table:table-cell office:value-type="float" office:value="6.0420152444692299" table:style-name="ce4">
            <text:p>6,042015244</text:p>
          </table:table-cell>
          <table:table-cell office:value-type="float" office:value="6.0048336121955801" table:style-name="ce4">
            <text:p>6,004833612</text:p>
          </table:table-cell>
          <table:table-cell table:number-columns-repeated="2" table:style-name="ce1"/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table:number-columns-repeated="16364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  <style:font-face style:name="Arial" svg:font-family="Arial"/>
    <style:font-face style:name="&quot;Aptos Narrow&quot;" svg:font-family="&quot;&quot;Aptos Narrow&quot;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Mauro Martini</meta:initial-creator>
    <dc:creator>Mauro  Martini</dc:creator>
    <meta:creation-date>2025-03-18T10:25:51Z</meta:creation-date>
    <dc:date>2025-04-04T13:58:13Z</dc:date>
    <meta:editing-cycles>12</meta:editing-cycles>
    <meta:editing-duration>PT24816S</meta:editing-duration>
  </office:meta>
</office:document-meta>
</file>